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5.0283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9402in"/>
    </style:style>
    <style:style style:name="co7" style:family="table-column">
      <style:table-column-properties fo:break-before="auto" style:column-width="4.5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7788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b0e0e6"/>
    </style:style>
    <style:style style:name="ce4" style:family="table-cell" style:parent-style-name="Default" style:data-style-name="N100"/>
    <style:style style:name="ce7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hart Plotter H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/home/ggreen/cad/kicad/chart_plotter_hat/chart_plotter_hat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libsource</text:p>
          </table:table-cell>
          <table:table-cell table:style-name="ce2" office:value-type="string" calcext:value-type="string">
            <text:p>lib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heetpath</text:p>
          </table:table-cell>
          <table:table-cell table:style-name="ce2" office:value-type="string" calcext:value-type="string">
            <text:p>names</text:p>
          </table:table-cell>
          <table:table-cell table:style-name="ce2" office:value-type="string" calcext:value-type="string">
            <text:p>tstamps</text:p>
          </table:table-cell>
          <table:table-cell table:style-name="ce2" office:value-type="string" calcext:value-type="string">
            <text:p>tstamp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BF28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table:style-name="ce6"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DD6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6E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table:style-name="ce6"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9583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ED6E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B0A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38A2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A87B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table:style-name="ce6" office:value-type="string" calcext:value-type="string">
            <text:p>10uF</text:p>
          </table:table-cell>
          <table:table-cell office:value-type="string" calcext:value-type="string">
            <text:p>Capacitors_Tantalum_SMD:CP_Tantalum_Case-A_EIA-3216-18_Reflow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359206" calcext:value-type="float">
            <text:p>6135920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table:style-name="ce6" office:value-type="string" calcext:value-type="string">
            <text:p>.0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13B3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50D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</text:p>
          </table:table-cell>
          <table:table-cell table:style-name="ce6"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4D291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4</text:p>
          </table:table-cell>
          <table:table-cell table:style-name="ce6" office:value-type="string" calcext:value-type="string">
            <text:p>2.2uF</text:p>
          </table:table-cell>
          <table:table-cell office:value-type="string" calcext:value-type="string">
            <text:p>Capacitors_SMD:C_1206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485000000000" calcext:value-type="float">
            <text:p>614850000000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</text:p>
          </table:table-cell>
          <table:table-cell table:style-name="ce6" office:value-type="string" calcext:value-type="string">
            <text:p>.1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924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3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</text:p>
          </table:table-cell>
          <table:table-cell table:style-name="ce6" office:value-type="string" calcext:value-type="string">
            <text:p>18p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polarized capaci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9DCB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Diodes_SMD:D_SOD-123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PMEG3020EH</text:p>
          </table:table-cell>
          <table:table-cell office:value-type="string" calcext:value-type="string">
            <text:p>30V, 2A ultra low Vf MEGA Schottky barrier rectifier, SOD-123F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9111C</text:p>
          </table:table-cell>
          <table:table-cell office:value-type="string" calcext:value-type="string">
            <text:p>https://assets.nexperia.com/documents/data-sheet/PMEG3020EH_EJ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37C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BC4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6DB45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Diodes_SMD:D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80FD8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C4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3mm_Mounting_Hole</text:p>
          </table:table-cell>
          <table:table-cell table:style-name="ce9"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5834BCD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3mm_Mounting_Hole</text:p>
          </table:table-cell>
          <table:table-cell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6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3mm_Mounting_Hole</text:p>
          </table:table-cell>
          <table:table-cell table:style-name="ce9" office:value-type="string" calcext:value-type="string">
            <text:p>project_footprints:NPTH_3mm_ID</text:p>
          </table:table-cell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 Hole without connectio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34BDED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554C2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6B-PH-K_06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6B530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40HAT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OX40HA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DFC77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5FFD076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D2002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2B-PH-K_02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CBF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JST PH</text:p>
          </table:table-cell>
          <table:table-cell office:value-type="string" calcext:value-type="string">
            <text:p>Connectors_JST:JST_PH_B4B-PH-K_04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96B9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Pin_Headers:Pin_Header_Straight_2x03_Pitch2.54mm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FC5A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9</text:p>
          </table:table-cell>
          <table:table-cell table:style-name="ce6"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77E3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</text:p>
          </table:table-cell>
          <table:table-cell table:style-name="ce6" office:value-type="string" calcext:value-type="string">
            <text:p>JST PH</text:p>
          </table:table-cell>
          <table:table-cell office:value-type="string" calcext:value-type="string">
            <text:p>Connectors_JST:JST_PH_B3B-PH-K_03x2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7535000000000" calcext:value-type="float">
            <text:p>617535000000000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1</text:p>
          </table:table-cell>
          <table:table-cell table:style-name="ce6" office:value-type="string" calcext:value-type="string">
            <text:p>Qwiic</text:p>
          </table:table-cell>
          <table:table-cell office:value-type="string" calcext:value-type="string">
            <text:p>Connectors_JST:JST_SH_BM04B-SRSS-TB_04x1.00mm_Straight</text:p>
          </table:table-cell>
          <table:table-cell/>
          <table:table-cell office:value-type="string" calcext:value-type="string">
            <text:p>Connector_Generic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5837C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CustomComponents:SolderJumper-2_P1.3mm_Open_RoundedPad1.0x1.5mm</text:p>
          </table:table-cell>
          <table:table-cell/>
          <table:table-cell office:value-type="string" calcext:value-type="string">
            <text:p>Jumper</text:p>
          </table:table-cell>
          <table:table-cell office:value-type="string" calcext:value-type="string">
            <text:p>SolderJumper_2_Open</text:p>
          </table:table-cell>
          <table:table-cell office:value-type="string" calcext:value-type="string">
            <text:p>Solder Jumper, 2-pole, open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1AB575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4C15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Transistor P-MOSFET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4EB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U8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DMMT5401</text:p>
          </table:table-cell>
          <table:table-cell office:value-type="string" calcext:value-type="string">
            <text:p>PNP Matched Transistor Pai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38B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</text:p>
          </table:table-cell>
          <table:table-cell table:style-name="ce6"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F7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607A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6854F3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 table:style-name="ce6" office:value-type="float" office:value="220" calcext:value-type="float">
            <text:p>22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16BC4C9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</text:p>
          </table:table-cell>
          <table:table-cell table:style-name="ce6" office:value-type="float" office:value="390" calcext:value-type="float">
            <text:p>39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16DB455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</text:p>
          </table:table-cell>
          <table:table-cell table:style-name="ce6" office:value-type="string" calcext:value-type="string">
            <text:p>3.9K</text:p>
          </table:table-cell>
          <table:table-cell table:style-name="ce9"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6A6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8</text:p>
          </table:table-cell>
          <table:table-cell table:style-name="ce6" office:value-type="string" calcext:value-type="string">
            <text:p>3.9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821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ML-D12FWT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F805D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1</text:p>
          </table:table-cell>
          <table:table-cell table:style-name="ce6"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810910" calcext:value-type="float">
            <text:p>61810910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9E5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1.79769313486232E+308" calcext:value-type="float">
            <text:p>1.79769313486232E+308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603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58A1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table:style-name="ce6" office:value-type="string" calcext:value-type="string">
            <text:p>ATmega328P-AU</text:p>
          </table:table-cell>
          <table:table-cell table:style-name="ce9" office:value-type="string" calcext:value-type="string">
            <text:p>Housings_QFP:TQFP-32_7x7mm_Pitch0.8mm</text:p>
          </table:table-cell>
          <table:table-cell/>
          <table:table-cell office:value-type="string" calcext:value-type="string">
            <text:p>MCU_Microchip_ATmega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20MHz, 32kB Flash, 2kB SRAM, 1kB EEPROM, TQFP-32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BE6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table:style-name="ce6" office:value-type="string" calcext:value-type="string">
            <text:p>CAT24C32</text:p>
          </table:table-cell>
          <table:table-cell office:value-type="string" calcext:value-type="string">
            <text:p>Package_SOIC:SOIC-8_3.9x4.9mm_P1.27mm</text:p>
          </table:table-cell>
          <table:table-cell/>
          <table:table-cell office:value-type="string" calcext:value-type="string">
            <text:p>raspberrypi_hat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I2C Serial EEPROM 32Kb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8E171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PM3610-5.0-adafruit</text:p>
          </table:table-cell>
          <table:table-cell office:value-type="string" calcext:value-type="string">
            <text:p>CustomComponents:Adafruit_MPM3610</text:p>
          </table:table-cell>
          <table:table-cell/>
          <table:table-cell office:value-type="string" calcext:value-type="string">
            <text:p>adafruit</text:p>
          </table:table-cell>
          <table:table-cell office:value-type="string" calcext:value-type="string">
            <text:p>MPM3610-adafrui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D6743F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table:style-name="ce6" office:value-type="string" calcext:value-type="string">
            <text:p>LT1762EMS8-3.3</text:p>
          </table:table-cell>
          <table:table-cell table:style-name="ce9"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Regulator_Linear</text:p>
          </table:table-cell>
          <table:table-cell office:value-type="string" calcext:value-type="string">
            <text:p>LT1762</text:p>
          </table:table-cell>
          <table:table-cell office:value-type="string" calcext:value-type="string">
            <text:p>150mA, Adjustable, Low Noise, Micropower LDO Regulator, MSOP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414E2</text:p>
          </table:table-cell>
          <table:table-cell office:value-type="string" calcext:value-type="string">
            <text:p>https://www.analog.com/media/en/technical-documentation/data-sheets/LT1762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Housings_DIP:DIP-8_W8.89mm_SMDSocket_LongPads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G3VM-201FR</text:p>
          </table:table-cell>
          <table:table-cell office:value-type="string" calcext:value-type="string">
            <text:p>Photo MOSFET optically coupled, ON 4A, 50mohm, OFF state 20V, Isolation 2500 VRMS, DIP-6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5FEC1F34</text:p>
          </table:table-cell>
          <table:table-cell office:value-type="string" calcext:value-type="string">
            <text:p>https://toshiba.semicon-storage.com/info/docget.jsp?did=12660&amp;prodName=TLP3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Housings_SOIC:SOIC-18W_7.5x11.6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Stand-Alone CAN Controller with SPI Interface, SOIC-1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A70B0A</text:p>
          </table:table-cell>
          <table:table-cell office:value-type="string" calcext:value-type="string">
            <text:p>http://ww1.microchip.com/downloads/en/DeviceDoc/21801e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nterface_CAN_LIN</text:p>
          </table:table-cell>
          <table:table-cell office:value-type="string" calcext:value-type="string">
            <text:p>MCP2551-I-SN</text:p>
          </table:table-cell>
          <table:table-cell office:value-type="string" calcext:value-type="string">
            <text:p>High-Speed CAN Transceiver, 1Mbps, 5V supply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7" office:value-type="string" calcext:value-type="string">
            <text:p>608CD80B</text:p>
          </table:table-cell>
          <table:table-cell office:value-type="string" calcext:value-type="string">
            <text:p>http://ww1.microchip.com/downloads/en/devicedoc/21667d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762EMS8-5</text:p>
          </table:table-cell>
          <table:table-cell office:value-type="string" calcext:value-type="string">
            <text:p>Housings_SSOP:MSOP-8_3x3mm_Pitch0.65mm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LT1762-MS8</text:p>
          </table:table-cell>
          <table:table-cell office:value-type="string" calcext:value-type="string">
            <text:p>Low Noise LDO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4" office:value-type="string" calcext:value-type="string">
            <text:p>612AA917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</text:p>
          </table:table-cell>
          <table:table-cell table:style-name="ce6" office:value-type="string" calcext:value-type="string">
            <text:p>ADuM1281CRZ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string" calcext:value-type="string">
            <text:p>Isolator</text:p>
          </table:table-cell>
          <table:table-cell office:value-type="string" calcext:value-type="string">
            <text:p>ADuM1201BR</text:p>
          </table:table-cell>
          <table:table-cell office:value-type="string" calcext:value-type="string">
            <text:p>Dual-Channel Digital Isolator, 10Mbps 50ns, bidirectional communication, 3V/5V level translation, SOIC-8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float" office:value="61231790" calcext:value-type="float">
            <text:p>61231790</text:p>
          </table:table-cell>
          <table:table-cell office:value-type="string" calcext:value-type="string">
            <text:p>https://www.analog.com/static/imported-files/data_sheets/ADuM1200_1201.pd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0</text:p>
          </table:table-cell>
          <table:table-cell table:style-name="ce6" office:value-type="string" calcext:value-type="string">
            <text:p>DCP010505BP-U</text:p>
          </table:table-cell>
          <table:table-cell office:value-type="string" calcext:value-type="string">
            <text:p>CustomComponents:DCP01B_SO_7_14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DCP01B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office:value-type="float" office:value="61341169" calcext:value-type="float">
            <text:p>61341169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1</text:p>
          </table:table-cell>
          <table:table-cell table:style-name="ce6" office:value-type="string" calcext:value-type="string">
            <text:p>VCAN26A2</text:p>
          </table:table-cell>
          <table:table-cell office:value-type="string" calcext:value-type="string">
            <text:p>TO_SOT_Packages_SMD:SOT-323_SC-70</text:p>
          </table:table-cell>
          <table:table-cell/>
          <table:table-cell office:value-type="string" calcext:value-type="string">
            <text:p>CustomComponents</text:p>
          </table:table-cell>
          <table:table-cell office:value-type="string" calcext:value-type="string">
            <text:p>VCAN26A2</text:p>
          </table:table-cell>
          <table:table-cell office:value-type="string" calcext:value-type="string">
            <text:p>Bidirectional Symmetrical Low Capacitance Dual-Line ESD Protection Diode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13DD013</text:p>
          </table:table-cell>
          <table:table-cell office:value-type="string" calcext:value-type="string">
            <text:p>https://www.vishay.com/docs/85894/vcan26a2-03g.pdf</text:p>
          </table:table-cell>
          <table:table-cell office:value-type="string" calcext:value-type="string">
            <text:p>25V</text:p>
          </table:table-cell>
          <table:table-cell office:value-type="string" calcext:value-type="string">
            <text:p>Volt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TXC_7M-4pin_3.2x2.5mm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Four pin crystal, GND on pins 2 and 4, small symbol</text:p>
          </table:table-cell>
          <table:table-cell/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6085E13C</text:p>
          </table:table-cell>
          <table:table-cell office:value-type="string" calcext:value-type="string">
            <text:p>~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8:Sheet1.AMJ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08:25:25.852857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2:51:20.487225480</meta:creation-date>
    <dc:date>2021-09-28T08:32:13.144507794</dc:date>
    <meta:editing-duration>PT8H52M32S</meta:editing-duration>
    <meta:editing-cycles>20</meta:editing-cycles>
    <meta:generator>LibreOffice/6.4.7.2$Linux_X86_64 LibreOffice_project/40$Build-2</meta:generator>
    <meta:document-statistic meta:table-count="1" meta:cell-count="698" meta:object-count="0"/>
  </office:meta>
</office:document-meta>
</file>